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c2260" officeooo:paragraph-rsid="000c2260"/>
    </style:style>
    <style:style style:name="P2" style:family="paragraph" style:parent-style-name="Standard" style:list-style-name="L1">
      <style:paragraph-properties fo:text-align="start" style:justify-single-word="false"/>
      <style:text-properties officeooo:rsid="000da3b0" officeooo:paragraph-rsid="000da3b0"/>
    </style:style>
    <style:style style:name="P3" style:family="paragraph" style:parent-style-name="Standard">
      <style:paragraph-properties fo:text-align="start" style:justify-single-word="false"/>
      <style:text-properties officeooo:rsid="000e76d4" officeooo:paragraph-rsid="000e76d4"/>
    </style:style>
    <style:style style:name="P4" style:family="paragraph" style:parent-style-name="Standard" style:list-style-name="L1">
      <style:paragraph-properties fo:text-align="start" style:justify-single-word="false"/>
      <style:text-properties officeooo:rsid="000e76d4" officeooo:paragraph-rsid="000e76d4"/>
    </style:style>
    <style:style style:name="P5" style:family="paragraph" style:parent-style-name="Standard">
      <style:paragraph-properties fo:text-align="start" style:justify-single-word="false"/>
      <style:text-properties officeooo:rsid="000fdfa6" officeooo:paragraph-rsid="00123f39"/>
    </style:style>
    <style:style style:name="P6" style:family="paragraph" style:parent-style-name="Standard">
      <style:paragraph-properties fo:text-align="start" style:justify-single-word="false"/>
      <style:text-properties officeooo:rsid="00107b3e" officeooo:paragraph-rsid="00107b3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e76d4"/>
    </style:style>
    <style:style style:name="T4" style:family="text">
      <style:text-properties officeooo:rsid="000fdfa6"/>
    </style:style>
    <style:style style:name="T5" style:family="text">
      <style:text-properties officeooo:rsid="00107b3e"/>
    </style:style>
    <style:style style:name="T6" style:family="text">
      <style:text-properties officeooo:rsid="00123f39"/>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di 22 mars, le lycée de Jay de Beaufort découvrait d’autres réalités. <text:span text:style-name="T6">P</text:span>orté par l’association <text:span text:style-name="T1">Prenez du relief</text:span><text:span text:style-name="T2"> et soutenu par la région Nouvelle-Aquitaine d</text:span>ans le cadre “Plan d’aide au rebond jeunesse, pour l’éducation artistique et culturelle numérique”, le projet a permis d’initier les élèves aux xRe<text:span text:style-name="T6">ality</text:span> :</text:p>
      <text:list xml:id="list1691930309" text:style-name="L1">
        <text:list-item>
          <text:p text:style-name="P2"><text:span text:style-name="T7">La réalité virtuelle</text:span> consiste à plonger l’individu dans une situation immersive complète. <text:span text:style-name="T3">Il peut ainsi marcher sur la lune ou se trouver nez à nez avec un dinosaure, avec un réalisme très poussé. Les masques de réalité virtuelle recouvrent complètement les yeux pour plonger l’individu dans le monde projeté.</text:span></text:p>
        </text:list-item>
        <text:list-item>
          <text:p text:style-name="P4"><text:span text:style-name="T7">La réalité augmentée</text:span> <text:span text:style-name="T4">ajoute un calque de contenu sur la réalité vue par l’individu. La caméra d’un smartphone capte la réalité et l’affiche à l’écran. Puis l’application additionne différentes couches sur le film affiché, en fonction du contexte. On retrouve ce principe dans les réseaux sociaux qui rajoutent des filtres (oreilles de lapin, chapeau…) sur les visages, mais il est également de plus en plus utilisé dans des applications professionnelles. Ainsi un opérateur de maintenance peut filmer une machine défaillante et voir en direct sur son écran les actions qu’il doit réaliser pour la remettre en service. Également il est possible de filmer la rue commerçante où l’on se balade et voir sur l’écran, les boutiques qui proposent une promotion au fur et à mesure de notre avancée.</text:span></text:p>
        </text:list-item>
      </text:list>
      <text:p text:style-name="P3"/>
      <text:p text:style-name="P5"><text:span text:style-name="T5">Ce mardi, la moitié d</text:span>es élèves de seconde de l’établissement mais également les groupes qui suivent la spécialité NSI (Numérique et Sciences Informatiques) ont ainsi pu découvrir ces différentes <text:span text:style-name="T5">technologies tout au long de la journée. Pendant une heure ils ont pu s’immerger dans des mondes virtuels grâce aux casques fournis par l’association. Ils ont pu également découvrir des œuvres d’art en réalité augmentée, réalisées par un collectif d’artistes (https://eyejackapp.com/products/prosthetic-reality-book).</text:span></text:p>
      <text:p text:style-name="P5"><text:span text:style-name="T5">Mais plus qu’une simple initiation, la séance était accompagnée d’un débat sur les utilisations de ces outils, sur les nombreux métiers du numérique mais aussi sur les enjeux sociétaux et environnementaux de l’avènement rapide de ces systèmes. L’objectif étant de faire prendre conscience aux jeunes des conséquences d’une utilisation non éclairée des technologies présentées.</text:span></text:p>
      <text:p text:style-name="P5"/>
      <text:p text:style-name="P6">L’association revient le mardi 29 mars pour travailler avec les classes de seconde qui ne sont pas passées le 22 et ainsi permettre à un maximum d’élèves de l’établissement de profiter de l’expé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3T08:10:41.154994310</meta:creation-date>
    <dc:date>2022-03-23T10:26:59.992849874</dc:date>
    <meta:editing-duration>PT18M48S</meta:editing-duration>
    <meta:editing-cycles>3</meta:editing-cycles>
    <meta:generator>LibreOffice/6.1.5.2$Linux_X86_64 LibreOffice_project/10$Build-2</meta:generator>
    <meta:document-statistic meta:table-count="0" meta:image-count="0" meta:object-count="0" meta:page-count="1" meta:paragraph-count="6" meta:word-count="384" meta:character-count="2503" meta:non-whitespace-character-count="2127"/>
  </office:meta>
</office:document-meta>
</file>